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6.46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27.24pt"/>
    </style:style>
    <style:style style:name="co4" style:family="table-column">
      <style:table-column-properties fo:break-before="auto" style:column-width="24.8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table:style-name="Heading_20_1" office:value-type="string" calcext:value-type="string">
            <text:p>Kartoffelpuffer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table:style-name="ce1" office:value-type="string" calcext:value-type="string">
            <text:p>Portionen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table:style-name="ce2" office:value-type="string" calcext:value-type="string">
            <text:p>Zutaten: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Kartoffeln</text:p>
          </table:table-cell>
          <table:table-cell table:formula="of:=1/3*[.$B$3]"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Zwiebel</text:p>
          </table:table-cell>
          <table:table-cell table:formula="of:=1/3*[.$B$3]" office:value-type="float" office:value="1" calcext:value-type="float">
            <text:p>1</text:p>
          </table:table-cell>
          <table:table-cell office:value-type="string" calcext:value-type="string">
            <text:p>Stk.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i</text:p>
          </table:table-cell>
          <table:table-cell table:formula="of:=1/3*[.$B$3]" office:value-type="float" office:value="1" calcext:value-type="float">
            <text:p>1</text:p>
          </table:table-cell>
          <table:table-cell office:value-type="string" calcext:value-type="string">
            <text:p>Stk.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hl</text:p>
          </table:table-cell>
          <table:table-cell table:formula="of:=1/3*[.$B$3]" office:value-type="float" office:value="1" calcext:value-type="float">
            <text:p>1</text:p>
          </table:table-cell>
          <table:table-cell office:value-type="string" calcext:value-type="string">
            <text:p>E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alz</text:p>
          </table:table-cell>
          <table:table-cell table:formula="of:=1/3*[.$B$3]" office:value-type="float" office:value="1" calcext:value-type="float">
            <text:p>1</text:p>
          </table:table-cell>
          <table:table-cell office:value-type="string" calcext:value-type="string">
            <text:p>TL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table:style-name="ce3" office:value-type="string" calcext:value-type="string">
            <text:p>1) Kartoffeln und Zwiebel schälen und mit der feinen Reibe der Küchenmaschine fein reiben.</text:p>
          </table:table-cell>
          <table:table-cell table:style-name="ce3" table:number-columns-repeated="7"/>
        </table:table-row>
        <table:table-row table:style-name="ro2">
          <table:table-cell table:style-name="ce3" office:value-type="string" calcext:value-type="string">
            <text:p>2) Anschließend 1-2 Eier hinein, Salz und Mehl hinzufügen und schön verrühren.</text:p>
          </table:table-cell>
          <table:table-cell table:style-name="ce3" table:number-columns-repeated="7"/>
        </table:table-row>
        <table:table-row table:style-name="ro2">
          <table:table-cell table:style-name="ce3" office:value-type="string" calcext:value-type="string">
            <text:p>3) In einer geölten Pfanne 10 cm große Kleckse machen und von beiden Seiten schön goldbraun braten.</text:p>
          </table:table-cell>
          <table:table-cell table:style-name="ce3" table:number-columns-repeated="7"/>
        </table:table-row>
        <table:table-row table:style-name="ro2" table:number-rows-repeated="4">
          <table:table-cell table:style-name="ce3" table:number-columns-repeated="8"/>
        </table:table-row>
        <table:table-row table:style-name="ro2">
          <table:table-cell table:style-name="ce3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9">00/00/0000</text:date>, <text:time style:data-style-name="N2" text:time-value="18:45:44.95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8T20:04:33.782000000</meta:creation-date>
    <meta:generator>LibreOffice/6.1.0.3$Windows_X86_64 LibreOffice_project/efb621ed25068d70781dc026f7e9c5187a4decd1</meta:generator>
    <dc:date>2020-10-29T18:49:14.803000000</dc:date>
    <meta:editing-duration>PT35M21S</meta:editing-duration>
    <meta:editing-cycles>12</meta:editing-cycles>
    <meta:document-statistic meta:table-count="1" meta:cell-count="22" meta:object-count="0"/>
  </office:meta>
</office:document-meta>
</file>